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2708in"/>
    </style:style>
    <style:style style:name="Table3.C" style:family="table-column">
      <style:table-column-properties style:column-width="5.572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46in"/>
    </style:style>
    <style:style style:name="Table4.B" style:family="table-column">
      <style:table-column-properties style:column-width="5.583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4.4896in"/>
    </style:style>
    <style:style style:name="Table5.C" style:family="table-column">
      <style:table-column-properties style:column-width="1.8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A5" style:family="table-cell">
      <style:table-cell-properties fo:padding="0.0382in" fo:border="none"/>
    </style:style>
    <style:style style:name="Table5.A9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6.2396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688in"/>
    </style:style>
    <style:style style:name="Table7.B" style:family="table-column">
      <style:table-column-properties style:column-width="0.2396in"/>
    </style:style>
    <style:style style:name="Table7.C" style:family="table-column">
      <style:table-column-properties style:column-width="5.4896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style:font-name="Nimbus Sans 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Nimbus Sans L" fo:font-size="10pt" officeooo:paragraph-rsid="001be83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6" style:family="paragraph" style:parent-style-name="Table_20_Contents"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Nimbus Sans L" fo:font-size="10pt" officeooo:rsid="001af06e" officeooo:paragraph-rsid="001af06e" style:font-size-asian="10pt" style:font-size-complex="10pt"/>
    </style:style>
    <style:style style:name="P8" style:family="paragraph" style:parent-style-name="Standard">
      <style:text-properties style:font-name="Nimbus Sans L" fo:font-size="10pt" officeooo:rsid="001be83a" officeooo:paragraph-rsid="001be83a" style:font-size-asian="10pt" style:font-size-complex="10pt"/>
    </style:style>
    <style:style style:name="P9" style:family="paragraph" style:parent-style-name="Standard">
      <style:text-properties style:font-name="Nimbus Sans L" fo:font-size="10pt" fo:font-weight="bold" officeooo:rsid="001be83a" officeooo:paragraph-rsid="001be83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Nimbus Sans L" fo:font-size="16pt" fo:font-weight="bold" officeooo:rsid="001be83a" officeooo:paragraph-rsid="001be83a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Nimbus Sans L" fo:font-size="10pt" officeooo:rsid="001be83a" officeooo:paragraph-rsid="0022a6b0" style:font-size-asian="10pt" style:font-size-complex="10pt"/>
    </style:style>
    <style:style style:name="P13" style:family="paragraph" style:parent-style-name="Table_20_Contents">
      <style:text-properties style:font-name="Nimbus Sans L" fo:font-size="10pt" officeooo:rsid="001be83a" officeooo:paragraph-rsid="001be83a" style:font-size-asian="10pt" style:font-size-complex="10pt"/>
    </style:style>
    <style:style style:name="P14" style:family="paragraph" style:parent-style-name="Table_20_Contents">
      <style:text-properties style:font-name="Nimbus Sans L" fo:font-size="10pt" officeooo:rsid="001c0dfa" officeooo:paragraph-rsid="001c0dfa" style:font-size-asian="10pt" style:font-size-complex="10pt"/>
    </style:style>
    <style:style style:name="P15" style:family="paragraph" style:parent-style-name="Table_20_Contents">
      <style:text-properties style:font-name="Nimbus Sans L" fo:font-size="10pt" officeooo:paragraph-rsid="002121b3" style:font-size-asian="10pt" style:font-size-complex="10pt"/>
    </style:style>
    <style:style style:name="P16" style:family="paragraph" style:parent-style-name="Table_20_Contents">
      <style:text-properties style:font-name="Nimbus Sans L" fo:font-size="10pt" fo:font-weight="bold" officeooo:rsid="001be83a" officeooo:paragraph-rsid="001be83a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size="10pt" fo:font-weight="bold" officeooo:rsid="001be83a" officeooo:paragraph-rsid="0022a6b0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Nimbus Sans L" fo:font-size="10pt" fo:font-weight="bold" officeooo:rsid="001c0dfa" officeooo:paragraph-rsid="001c0dfa" style:font-size-asian="10pt" style:font-weight-asian="bold" style:font-size-complex="10pt" style:font-weight-complex="bold"/>
    </style:style>
    <style:style style:name="T1" style:family="text">
      <style:text-properties officeooo:rsid="001bc75d"/>
    </style:style>
    <style:style style:name="T2" style:family="text">
      <style:text-properties officeooo:rsid="001be83a"/>
    </style:style>
    <style:style style:name="T3" style:family="text">
      <style:text-properties officeooo:rsid="002121b3"/>
    </style:style>
    <style:style style:name="T4" style:family="text">
      <style:text-properties officeooo:rsid="00238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10">INVOICE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Invoice #</text:p>
          </table:table-cell>
          <table:table-cell table:style-name="Table3.A1" office:value-type="string">
            <text:p text:style-name="P5">:</text:p>
          </table:table-cell>
          <table:table-cell table:style-name="Table3.A1" office:value-type="string">
            <text:p text:style-name="P1"><text:text-input text:description="&lt;o.number&gt;">Invoice Number</text:text-input></text:p>
          </table:table-cell>
        </table:table-row>
        <table:table-row>
          <table:table-cell table:style-name="Table3.A1" office:value-type="string">
            <text:p text:style-name="P16">Issued</text:p>
          </table:table-cell>
          <table:table-cell table:style-name="Table3.A1" office:value-type="string">
            <text:p text:style-name="P5">:</text:p>
          </table:table-cell>
          <table:table-cell table:style-name="Table3.A1" office:value-type="string">
            <text:p text:style-name="P1"><text:text-input text:description="&lt;o.date_invoice&gt;">Invoice Date</text:text-input></text:p>
          </table:table-cell>
        </table:table-row>
        <table:table-row>
          <table:table-cell table:style-name="Table3.A1" office:value-type="string">
            <text:p text:style-name="P16">Due</text:p>
          </table:table-cell>
          <table:table-cell table:style-name="Table3.A1" office:value-type="string">
            <text:p text:style-name="P5">:</text:p>
          </table:table-cell>
          <table:table-cell table:style-name="Table3.A1" office:value-type="string">
            <text:p text:style-name="P1"><text:text-input text:description="&lt;o.date_due&gt;">Invoice Date Due</text:text-input>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Summary</text:p>
          </table:table-cell>
          <table:table-cell table:style-name="Table4.A1" office:value-type="string">
            <text:p text:style-name="P1"><text:text-input text:description="&lt;o.name&gt;">Summary</text:text-input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No.</text:p>
          </table:table-cell>
          <table:table-cell table:style-name="Table5.A1" office:value-type="string">
            <text:p text:style-name="P16">Description</text:p>
          </table:table-cell>
          <table:table-cell table:style-name="Table5.C1" office:value-type="string">
            <text:p text:style-name="P16">Amount </text:p>
            <text:p text:style-name="P16">(Exc VAT)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for each=&quot;line in o.invoice_line&quot;&gt;">For Each Lines</text:text-input>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"/>
          </table:table-cell>
          <table:table-cell table:style-name="Table5.A3" office:value-type="string">
            <text:p text:style-name="P15"><text:span text:style-name="T3"><text:text-input text:description="&lt;line.name&gt;">Description</text:text-input></text:span></text:p>
          </table:table-cell>
          <table:table-cell table:style-name="Table5.A2" office:value-type="string">
            <text:p text:style-name="P1"><text:text-input text:description="&lt;line.price_subtotal&gt;">Subtotal</text:text-input>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/for&gt;">End For</text:text-input></text:p>
          </table:table-cell>
          <table:covered-table-cell/>
          <table:covered-table-cell/>
        </table:table-row>
        <table:table-row>
          <table:table-cell table:style-name="Table5.A5" table:number-columns-spanned="2" office:value-type="string">
            <text:p text:style-name="P4"><text:span text:style-name="T2">Sub-Total Exc Vat ( </text:span><text:span text:style-name="T2"><text:text-input text:description="&lt;o.currency_id.name&gt;">Currency</text:text-input></text:span><text:span text:style-name="T2"> )</text:span></text:p>
          </table:table-cell>
          <table:covered-table-cell/>
          <table:table-cell table:style-name="Table5.A5" office:value-type="string">
            <text:p text:style-name="P1"/>
          </table:table-cell>
        </table:table-row>
        <table:table-row>
          <table:table-cell table:style-name="Table5.A5" table:number-columns-spanned="2" office:value-type="string">
            <text:p text:style-name="P12">Plus VAT ( <text:text-input text:description="&lt;o.currency_id.name&gt;">Currency</text:text-input> )</text:p>
          </table:table-cell>
          <table:covered-table-cell/>
          <table:table-cell table:style-name="Table5.A5" office:value-type="string">
            <text:p text:style-name="P1"/>
          </table:table-cell>
        </table:table-row>
        <table:table-row>
          <table:table-cell table:style-name="Table5.A5" table:number-columns-spanned="2" office:value-type="string">
            <text:p text:style-name="P12">Total Inc VAT ( <text:text-input text:description="&lt;o.currency_id.name&gt;">Currency</text:text-input> )</text:p>
          </table:table-cell>
          <table:covered-table-cell/>
          <table:table-cell table:style-name="Table5.A5" office:value-type="string">
            <text:p text:style-name="P1"/>
          </table:table-cell>
        </table:table-row>
        <table:table-row>
          <table:table-cell table:style-name="Table5.A5" table:number-columns-spanned="2" office:value-type="string">
            <text:p text:style-name="P12">Amount Paid ( <text:text-input text:description="&lt;o.currency_id.name&gt;">Currency</text:text-input> )</text:p>
          </table:table-cell>
          <table:covered-table-cell/>
          <table:table-cell table:style-name="Table5.A5" office:value-type="string">
            <text:p text:style-name="P1"/>
          </table:table-cell>
        </table:table-row>
        <table:table-row>
          <table:table-cell table:style-name="Table5.A9" table:number-columns-spanned="2" office:value-type="string">
            <text:p text:style-name="P17">Balance Due ( <text:text-input text:description="&lt;o.currency_id.name&gt;">Currency</text:text-input> )</text:p>
          </table:table-cell>
          <table:covered-table-cell/>
          <table:table-cell table:style-name="Table5.A9" office:value-type="string">
            <text:p text:style-name="P1"/>
          </table:table-cell>
        </table:table-row>
      </table:table>
      <text:p text:style-name="P8"/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Notes :</text:p>
          </table:table-cell>
          <table:table-cell table:style-name="Table6.A1" office:value-type="string">
            <text:p text:style-name="P1"><text:text-input text:description="">Notes</text:text-input></text:p>
          </table:table-cell>
        </table:table-row>
      </table:table>
      <text:p text:style-name="P8"/>
      <text:p text:style-name="P9">Terms and Conditions :</text:p>
      <text:p text:style-name="P8"><text:text-input text:description="">Terms And Condition</text:text-input></text:p>
      <text:p text:style-name="P8">Please remit your NET payment transfer to our Bank as follow 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">Account Name</text:p>
          </table:table-cell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6"><text:text-input text:description="">Account Name</text:text-input></text:p>
          </table:table-cell>
        </table:table-row>
        <table:table-row>
          <table:table-cell table:style-name="Table7.A1" office:value-type="string">
            <text:p text:style-name="P13">Account #</text:p>
          </table:table-cell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6"><text:text-input text:description="">Account #</text:text-input></text:p>
          </table:table-cell>
        </table:table-row>
        <table:table-row>
          <table:table-cell table:style-name="Table7.A1" office:value-type="string">
            <text:p text:style-name="P13">Bank Name</text:p>
          </table:table-cell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6"><text:text-input text:description="">Bank Name</text:text-input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Regards,</text:p>
            <text:p text:style-name="P18"><text:text-input text:description="">User Name</text:text-input>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<text:text-input text:description="">Signature</text:text-input></text:p>
            <text:p text:style-name="P1"><text:text-input text:description="">Company Name</text:text-input></text:p>
            <text:p text:style-name="P1"><text:text-input text:description="">User Telp</text:text-input></text:p>
            <text:p text:style-name="P1"><text:text-input text:description="">User Email</text:text-input></text:p>
          </table:table-cell>
          <table:table-cell table:style-name="Table8.A1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1.8632in"/>
    </style:style>
    <style:style style:name="Table2.C" style:family="table-column">
      <style:table-column-properties style:column-width="2.6042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MP2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MT1" style:family="text">
      <style:text-properties officeooo:rsid="001bc75d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1"><text:text-input text:description="&lt;o.company_id.name&gt;">Company Name</text:text-input></text:p>
              <text:p text:style-name="MP1"><text:text-input text:description="&lt;o.company_id.street&gt;">Address</text:text-input></text:p>
              <text:p text:style-name="MP1"><text:text-input text:description="&lt;o.company_id.city&gt;">City</text:text-input> <text:text-input text:description="&lt;o.company_id.zip&gt;">Zip</text:text-input></text:p>
              <text:p text:style-name="MP1"><text:text-input text:description="&lt;o.company_id.phone&gt;">Telp</text:text-input></text:p>
              <text:p text:style-name="MP1"><text:text-input text:description="&lt;o.company_id.email&gt;">Email</text:text-input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Powered by OpenERP</text:p>
            </table:table-cell>
            <table:table-cell table:style-name="Table1.A1" office:value-type="string">
              <text:p text:style-name="MP3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9-04T20:06:30</meta:creation-date>
    <dc:date>2013-09-04T23:09:51</dc:date>
    <dc:creator>Andhitia Rama</dc:creator>
    <meta:editing-duration>PT2H49M40S</meta:editing-duration>
    <meta:editing-cycles>15</meta:editing-cycles>
    <meta:generator>LibreOffice/3.6$Linux_x86 LibreOffice_project/360m1$Build-2</meta:generator>
    <meta:document-statistic meta:table-count="8" meta:image-count="0" meta:object-count="0" meta:page-count="2" meta:paragraph-count="52" meta:word-count="117" meta:character-count="579" meta:non-whitespace-character-count="513"/>
  </office:meta>
</office:document-meta>
</file>